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85034" officeooo:paragraph-rsid="00185034" style:font-weight-asian="bold" style:font-weight-complex="bold"/>
    </style:style>
    <style:style style:name="P2" style:family="paragraph" style:parent-style-name="Standard">
      <style:text-properties fo:font-weight="bold" officeooo:rsid="0018eea8" officeooo:paragraph-rsid="0018eea8" style:font-weight-asian="bold" style:font-weight-complex="bold"/>
    </style:style>
    <style:style style:name="P3" style:family="paragraph" style:parent-style-name="Standard">
      <style:text-properties fo:font-weight="bold" officeooo:rsid="001b9997" officeooo:paragraph-rsid="001b9997" style:font-weight-asian="bold" style:font-weight-complex="bold"/>
    </style:style>
    <style:style style:name="P4" style:family="paragraph" style:parent-style-name="Standard">
      <style:text-properties fo:font-weight="bold" officeooo:rsid="002375b2" officeooo:paragraph-rsid="002375b2" style:font-weight-asian="bold" style:font-weight-complex="bold"/>
    </style:style>
    <style:style style:name="P5" style:family="paragraph" style:parent-style-name="Standard">
      <style:text-properties fo:font-weight="bold" officeooo:rsid="0026d7ec" officeooo:paragraph-rsid="0026d7ec" style:font-weight-asian="bold" style:font-weight-complex="bold"/>
    </style:style>
    <style:style style:name="P6" style:family="paragraph" style:parent-style-name="Standard">
      <style:text-properties fo:font-weight="bold" officeooo:rsid="002e0853" officeooo:paragraph-rsid="0026d7ec" style:font-weight-asian="bold" style:font-weight-complex="bold"/>
    </style:style>
    <style:style style:name="P7" style:family="paragraph" style:parent-style-name="Standard">
      <style:text-properties fo:font-weight="bold" officeooo:rsid="002e0853" officeooo:paragraph-rsid="00376c8a" style:font-weight-asian="bold" style:font-weight-complex="bold"/>
    </style:style>
    <style:style style:name="P8" style:family="paragraph" style:parent-style-name="Standard">
      <style:text-properties fo:font-weight="bold" officeooo:rsid="00289128" officeooo:paragraph-rsid="00289128" style:font-weight-asian="bold" style:font-weight-complex="bold"/>
    </style:style>
    <style:style style:name="P9" style:family="paragraph" style:parent-style-name="Standard">
      <style:text-properties fo:font-weight="bold" officeooo:rsid="00376c8a" officeooo:paragraph-rsid="00376c8a" style:font-weight-asian="bold" style:font-weight-complex="bold"/>
    </style:style>
    <style:style style:name="P10" style:family="paragraph" style:parent-style-name="Standard">
      <style:text-properties fo:font-weight="bold" officeooo:rsid="001ed4f1" officeooo:paragraph-rsid="00376c8a" style:font-weight-asian="bold" style:font-weight-complex="bold"/>
    </style:style>
    <style:style style:name="P11" style:family="paragraph" style:parent-style-name="Standard">
      <style:text-properties fo:font-weight="bold" officeooo:rsid="001ed4f1" officeooo:paragraph-rsid="00427f8b" style:font-weight-asian="bold" style:font-weight-complex="bold"/>
    </style:style>
    <style:style style:name="P12" style:family="paragraph" style:parent-style-name="Standard">
      <style:text-properties fo:font-weight="bold" officeooo:rsid="00428b1e" officeooo:paragraph-rsid="00428b1e" style:font-weight-asian="bold" style:font-weight-complex="bold"/>
    </style:style>
    <style:style style:name="P13" style:family="paragraph" style:parent-style-name="Standard">
      <style:text-properties fo:font-weight="normal" officeooo:rsid="0018eea8" officeooo:paragraph-rsid="0018eea8" style:font-weight-asian="normal" style:font-weight-complex="normal"/>
    </style:style>
    <style:style style:name="P14" style:family="paragraph" style:parent-style-name="Standard">
      <style:text-properties fo:font-weight="normal" officeooo:rsid="001aa90d" officeooo:paragraph-rsid="001aa90d" style:font-weight-asian="normal" style:font-weight-complex="normal"/>
    </style:style>
    <style:style style:name="P15" style:family="paragraph" style:parent-style-name="Standard">
      <style:text-properties fo:font-weight="normal" officeooo:rsid="00245b9b" officeooo:paragraph-rsid="0026d7ec" style:font-weight-asian="normal" style:font-weight-complex="normal"/>
    </style:style>
    <style:style style:name="P16" style:family="paragraph" style:parent-style-name="Standard">
      <style:text-properties fo:font-weight="normal" officeooo:rsid="002e0853" officeooo:paragraph-rsid="00376c8a" style:font-weight-asian="normal" style:font-weight-complex="normal"/>
    </style:style>
    <style:style style:name="P17" style:family="paragraph" style:parent-style-name="Standard">
      <style:text-properties fo:font-weight="normal" officeooo:rsid="00376c8a" officeooo:paragraph-rsid="00376c8a" style:font-weight-asian="normal" style:font-weight-complex="normal"/>
    </style:style>
    <style:style style:name="P18" style:family="paragraph" style:parent-style-name="Standard">
      <style:text-properties fo:font-weight="normal" officeooo:rsid="0026d7ec" officeooo:paragraph-rsid="00428b1e" style:font-weight-asian="normal" style:font-weight-complex="normal"/>
    </style:style>
    <style:style style:name="P19" style:family="paragraph" style:parent-style-name="Standard">
      <style:text-properties fo:font-weight="normal" officeooo:rsid="00428b1e" officeooo:paragraph-rsid="00428b1e" style:font-weight-asian="normal" style:font-weight-complex="normal"/>
    </style:style>
    <style:style style:name="P20" style:family="paragraph" style:parent-style-name="Standard">
      <style:text-properties fo:font-weight="normal" officeooo:rsid="00349b92" officeooo:paragraph-rsid="00185034" style:font-weight-asian="normal" style:font-weight-complex="normal"/>
    </style:style>
    <style:style style:name="P21" style:family="paragraph" style:parent-style-name="Standard">
      <style:text-properties fo:font-weight="normal" officeooo:rsid="004c2c60" officeooo:paragraph-rsid="004c2c60" style:font-weight-asian="normal" style:font-weight-complex="normal"/>
    </style:style>
    <style:style style:name="P22" style:family="paragraph" style:parent-style-name="Standard">
      <style:text-properties officeooo:paragraph-rsid="0018eea8"/>
    </style:style>
    <style:style style:name="P23" style:family="paragraph" style:parent-style-name="Standard">
      <style:text-properties officeooo:rsid="0026383a" officeooo:paragraph-rsid="0026383a"/>
    </style:style>
    <style:style style:name="P24" style:family="paragraph" style:parent-style-name="Standard">
      <style:text-properties officeooo:rsid="001ed4f1" officeooo:paragraph-rsid="0026d7ec"/>
    </style:style>
    <style:style style:name="P25" style:family="paragraph" style:parent-style-name="Standard">
      <style:text-properties officeooo:rsid="001ed4f1" officeooo:paragraph-rsid="00427f8b"/>
    </style:style>
    <style:style style:name="P26" style:family="paragraph" style:parent-style-name="Standard">
      <style:text-properties officeooo:rsid="00208fc1" officeooo:paragraph-rsid="0026d7ec"/>
    </style:style>
    <style:style style:name="P27" style:family="paragraph" style:parent-style-name="Standard">
      <style:text-properties officeooo:rsid="00245b9b" officeooo:paragraph-rsid="0026d7ec"/>
    </style:style>
    <style:style style:name="P28" style:family="paragraph" style:parent-style-name="Standard">
      <style:text-properties officeooo:rsid="00245b9b" officeooo:paragraph-rsid="00427f8b"/>
    </style:style>
    <style:style style:name="P29" style:family="paragraph" style:parent-style-name="Standard">
      <style:text-properties officeooo:rsid="0026d7ec" officeooo:paragraph-rsid="0026d7ec"/>
    </style:style>
    <style:style style:name="P30" style:family="paragraph" style:parent-style-name="Standard">
      <style:text-properties officeooo:rsid="0032b080" officeooo:paragraph-rsid="0032b080"/>
    </style:style>
    <style:style style:name="P31" style:family="paragraph" style:parent-style-name="Standard">
      <style:text-properties officeooo:paragraph-rsid="003a2f1d"/>
    </style:style>
    <style:style style:name="P32" style:family="paragraph" style:parent-style-name="Standard">
      <style:text-properties officeooo:rsid="0033aee8" officeooo:paragraph-rsid="00427f8b"/>
    </style:style>
    <style:style style:name="P33" style:family="paragraph" style:parent-style-name="Standard">
      <style:text-properties officeooo:rsid="00428b1e" officeooo:paragraph-rsid="00428b1e"/>
    </style:style>
    <style:style style:name="P34" style:family="paragraph" style:parent-style-name="Standard" style:list-style-name="L1">
      <style:text-properties fo:font-weight="normal" officeooo:rsid="00289128" officeooo:paragraph-rsid="00289128" style:font-weight-asian="normal" style:font-weight-complex="normal"/>
    </style:style>
    <style:style style:name="P35" style:family="paragraph" style:parent-style-name="Standard" style:list-style-name="L9">
      <style:text-properties fo:font-weight="normal" officeooo:rsid="00289128" officeooo:paragraph-rsid="00289128" style:font-weight-asian="normal" style:font-weight-complex="normal"/>
    </style:style>
    <style:style style:name="P36" style:family="paragraph" style:parent-style-name="Standard" style:list-style-name="L1">
      <style:text-properties fo:font-weight="normal" officeooo:rsid="001ed4f1" officeooo:paragraph-rsid="00427f8b" style:font-weight-asian="normal" style:font-weight-complex="normal"/>
    </style:style>
    <style:style style:name="P37" style:family="paragraph" style:parent-style-name="Standard" style:list-style-name="L6">
      <style:text-properties fo:font-weight="normal" officeooo:rsid="001b9997" officeooo:paragraph-rsid="001b9997" style:font-weight-asian="normal" style:font-weight-complex="normal"/>
    </style:style>
    <style:style style:name="P38" style:family="paragraph" style:parent-style-name="Standard" style:list-style-name="L6">
      <style:text-properties fo:font-weight="normal" officeooo:rsid="0018eea8" officeooo:paragraph-rsid="0018eea8" style:font-weight-asian="normal" style:font-weight-complex="normal"/>
    </style:style>
    <style:style style:name="P39" style:family="paragraph" style:parent-style-name="Standard" style:list-style-name="L8">
      <style:text-properties fo:font-weight="normal" officeooo:rsid="0018eea8" officeooo:paragraph-rsid="002c2b72" style:font-weight-asian="normal" style:font-weight-complex="normal"/>
    </style:style>
    <style:style style:name="P40" style:family="paragraph" style:parent-style-name="Standard" style:list-style-name="L10">
      <style:text-properties fo:font-weight="normal" officeooo:rsid="0018eea8" officeooo:paragraph-rsid="003d42e4" style:font-weight-asian="normal" style:font-weight-complex="normal"/>
    </style:style>
    <style:style style:name="P41" style:family="paragraph" style:parent-style-name="Standard" style:list-style-name="L10">
      <style:text-properties fo:font-weight="normal" officeooo:rsid="0018eea8" officeooo:paragraph-rsid="003dfc1a" style:font-weight-asian="normal" style:font-weight-complex="normal"/>
    </style:style>
    <style:style style:name="P42" style:family="paragraph" style:parent-style-name="Standard" style:list-style-name="L6">
      <style:text-properties fo:font-weight="normal" officeooo:rsid="00185034" officeooo:paragraph-rsid="00185034" style:font-weight-asian="normal" style:font-weight-complex="normal"/>
    </style:style>
    <style:style style:name="P43" style:family="paragraph" style:parent-style-name="Standard" style:list-style-name="L6">
      <style:text-properties fo:font-weight="normal" officeooo:rsid="001aa90d" officeooo:paragraph-rsid="001aa90d" style:font-weight-asian="normal" style:font-weight-complex="normal"/>
    </style:style>
    <style:style style:name="P44" style:family="paragraph" style:parent-style-name="Standard" style:list-style-name="L7">
      <style:text-properties fo:font-weight="normal" officeooo:rsid="001d31b5" officeooo:paragraph-rsid="001d31b5" style:font-weight-asian="normal" style:font-weight-complex="normal"/>
    </style:style>
    <style:style style:name="P45" style:family="paragraph" style:parent-style-name="Standard" style:list-style-name="L7">
      <style:text-properties fo:font-weight="normal" officeooo:rsid="002e0cd3" officeooo:paragraph-rsid="002e0cd3" style:font-weight-asian="normal" style:font-weight-complex="normal"/>
    </style:style>
    <style:style style:name="P46" style:family="paragraph" style:parent-style-name="Standard" style:list-style-name="L8">
      <style:text-properties fo:font-weight="normal" officeooo:rsid="002e0cd3" officeooo:paragraph-rsid="002e0cd3" style:font-weight-asian="normal" style:font-weight-complex="normal"/>
    </style:style>
    <style:style style:name="P47" style:family="paragraph" style:parent-style-name="Standard" style:list-style-name="L10">
      <style:text-properties fo:font-weight="normal" officeooo:rsid="002e0cd3" officeooo:paragraph-rsid="002e0cd3" style:font-weight-asian="normal" style:font-weight-complex="normal"/>
    </style:style>
    <style:style style:name="P48" style:family="paragraph" style:parent-style-name="Standard" style:list-style-name="L7">
      <style:text-properties fo:font-weight="normal" officeooo:rsid="001edd15" officeooo:paragraph-rsid="001edd15" style:font-weight-asian="normal" style:font-weight-complex="normal"/>
    </style:style>
    <style:style style:name="P49" style:family="paragraph" style:parent-style-name="Standard">
      <style:text-properties fo:font-weight="normal" officeooo:rsid="001edd15" officeooo:paragraph-rsid="001edd15" style:font-weight-asian="normal" style:font-weight-complex="normal"/>
    </style:style>
    <style:style style:name="P50" style:family="paragraph" style:parent-style-name="Standard" style:list-style-name="L6">
      <style:text-properties fo:font-weight="normal" officeooo:rsid="003a7268" officeooo:paragraph-rsid="003a7268" style:font-weight-asian="normal" style:font-weight-complex="normal"/>
    </style:style>
    <style:style style:name="P51" style:family="paragraph" style:parent-style-name="Standard" style:list-style-name="L8">
      <style:text-properties fo:font-weight="normal" officeooo:rsid="003a7268" officeooo:paragraph-rsid="003a7268" style:font-weight-asian="normal" style:font-weight-complex="normal"/>
    </style:style>
    <style:style style:name="P52" style:family="paragraph" style:parent-style-name="Standard" style:list-style-name="L8">
      <style:text-properties fo:font-weight="normal" officeooo:rsid="0033fb39" officeooo:paragraph-rsid="0033fb39" style:font-weight-asian="normal" style:font-weight-complex="normal"/>
    </style:style>
    <style:style style:name="P53" style:family="paragraph" style:parent-style-name="Standard" style:list-style-name="L8">
      <style:text-properties fo:font-weight="normal" officeooo:rsid="0029dd33" officeooo:paragraph-rsid="0029dd33" style:font-weight-asian="normal" style:font-weight-complex="normal"/>
    </style:style>
    <style:style style:name="P54" style:family="paragraph" style:parent-style-name="Standard" style:list-style-name="L8">
      <style:text-properties fo:font-weight="normal" officeooo:rsid="0026383a" officeooo:paragraph-rsid="002c7736" style:font-weight-asian="normal" style:font-weight-complex="normal"/>
    </style:style>
    <style:style style:name="P55" style:family="paragraph" style:parent-style-name="Standard" style:list-style-name="L10">
      <style:text-properties fo:font-weight="normal" officeooo:rsid="0026383a" officeooo:paragraph-rsid="0035c212" style:font-weight-asian="normal" style:font-weight-complex="normal"/>
    </style:style>
    <style:style style:name="P56" style:family="paragraph" style:parent-style-name="Standard" style:list-style-name="L9">
      <style:text-properties fo:font-weight="normal" officeooo:rsid="00480348" officeooo:paragraph-rsid="00480348" style:font-weight-asian="normal" style:font-weight-complex="normal"/>
    </style:style>
    <style:style style:name="P57" style:family="paragraph" style:parent-style-name="Standard" style:list-style-name="L9">
      <style:text-properties fo:font-weight="normal" officeooo:rsid="0049dfe2" officeooo:paragraph-rsid="0049dfe2" style:font-weight-asian="normal" style:font-weight-complex="normal"/>
    </style:style>
    <style:style style:name="P58" style:family="paragraph" style:parent-style-name="Standard" style:list-style-name="L10">
      <style:text-properties fo:font-weight="normal" officeooo:rsid="0047526f" officeooo:paragraph-rsid="0047526f" style:font-weight-asian="normal" style:font-weight-complex="normal"/>
    </style:style>
    <style:style style:name="P59" style:family="paragraph" style:parent-style-name="Standard" style:list-style-name="L10">
      <style:text-properties fo:font-weight="normal" officeooo:rsid="00407a7e" officeooo:paragraph-rsid="00407a7e" style:font-weight-asian="normal" style:font-weight-complex="normal"/>
    </style:style>
    <style:style style:name="P60" style:family="paragraph" style:parent-style-name="Standard" style:list-style-name="L10">
      <style:text-properties fo:font-weight="normal" officeooo:rsid="003d42e4" officeooo:paragraph-rsid="003d42e4" style:font-weight-asian="normal" style:font-weight-complex="normal"/>
    </style:style>
    <style:style style:name="P61" style:family="paragraph" style:parent-style-name="Standard" style:list-style-name="L10">
      <style:text-properties fo:font-weight="normal" officeooo:rsid="00451579" officeooo:paragraph-rsid="00451579" style:font-weight-asian="normal" style:font-weight-complex="normal"/>
    </style:style>
    <style:style style:name="P62" style:family="paragraph" style:parent-style-name="Standard" style:list-style-name="L11">
      <style:text-properties fo:font-weight="normal" officeooo:rsid="00451579" officeooo:paragraph-rsid="00451579" style:font-weight-asian="normal" style:font-weight-complex="normal"/>
    </style:style>
    <style:style style:name="P63" style:family="paragraph" style:parent-style-name="Standard" style:list-style-name="L10">
      <style:text-properties fo:font-weight="normal" officeooo:rsid="0032b080" officeooo:paragraph-rsid="0032b080" style:font-weight-asian="normal" style:font-weight-complex="normal"/>
    </style:style>
    <style:style style:name="P64" style:family="paragraph" style:parent-style-name="Standard">
      <style:text-properties fo:font-weight="normal" officeooo:rsid="002e0853" officeooo:paragraph-rsid="00376c8a" style:font-weight-asian="normal" style:font-weight-complex="normal"/>
    </style:style>
    <style:style style:name="P65" style:family="paragraph" style:parent-style-name="Standard" style:list-style-name="L7">
      <style:text-properties fo:font-weight="normal" officeooo:rsid="004f2c08" officeooo:paragraph-rsid="004f2c08" style:font-weight-asian="normal" style:font-weight-complex="normal"/>
    </style:style>
    <style:style style:name="P66" style:family="paragraph" style:parent-style-name="Standard" style:list-style-name="L1">
      <style:text-properties officeooo:rsid="001ed4f1" officeooo:paragraph-rsid="00427f8b"/>
    </style:style>
    <style:style style:name="P67" style:family="paragraph" style:parent-style-name="Standard" style:list-style-name="L1">
      <style:text-properties officeooo:rsid="003c78ae" officeooo:paragraph-rsid="00427f8b"/>
    </style:style>
    <style:style style:name="P68" style:family="paragraph" style:parent-style-name="Standard" style:list-style-name="L2">
      <style:text-properties officeooo:rsid="00185034" officeooo:paragraph-rsid="00185034"/>
    </style:style>
    <style:style style:name="P69" style:family="paragraph" style:parent-style-name="Standard" style:list-style-name="L3">
      <style:text-properties officeooo:rsid="002375b2" officeooo:paragraph-rsid="002375b2"/>
    </style:style>
    <style:style style:name="P70" style:family="paragraph" style:parent-style-name="Standard" style:list-style-name="L3">
      <style:text-properties fo:font-weight="bold" officeooo:rsid="002375b2" officeooo:paragraph-rsid="002375b2" style:font-weight-asian="bold" style:font-weight-complex="bold"/>
    </style:style>
    <style:style style:name="P71" style:family="paragraph" style:parent-style-name="Standard" style:list-style-name="L8">
      <style:text-properties fo:font-weight="bold" officeooo:rsid="0022c233" officeooo:paragraph-rsid="0022c233" style:font-weight-asian="bold" style:font-weight-complex="bold"/>
    </style:style>
    <style:style style:name="P72" style:family="paragraph" style:parent-style-name="Standard" style:list-style-name="L10">
      <style:text-properties fo:font-weight="bold" officeooo:rsid="0022c233" officeooo:paragraph-rsid="0029dd33" style:font-weight-asian="bold" style:font-weight-complex="bold"/>
    </style:style>
    <style:style style:name="P73" style:family="paragraph" style:parent-style-name="Standard" style:list-style-name="L8">
      <style:text-properties fo:font-weight="bold" officeooo:rsid="00289128" officeooo:paragraph-rsid="0026383a" style:font-weight-asian="bold" style:font-weight-complex="bold"/>
    </style:style>
    <style:style style:name="P74" style:family="paragraph" style:parent-style-name="Standard" style:list-style-name="L4">
      <style:text-properties officeooo:rsid="0021a8e7" officeooo:paragraph-rsid="0021a8e7"/>
    </style:style>
    <style:style style:name="P75" style:family="paragraph" style:parent-style-name="Standard" style:list-style-name="L4">
      <style:text-properties officeooo:rsid="004655f2" officeooo:paragraph-rsid="004655f2"/>
    </style:style>
    <style:style style:name="P76" style:family="paragraph" style:parent-style-name="Standard" style:list-style-name="L5">
      <style:text-properties officeooo:paragraph-rsid="003a2f1d"/>
    </style:style>
    <style:style style:name="P77" style:family="paragraph" style:parent-style-name="Standard" style:list-style-name="L5">
      <style:text-properties officeooo:rsid="0036dbb2" officeooo:paragraph-rsid="003a2f1d"/>
    </style:style>
    <style:style style:name="P78" style:family="paragraph" style:parent-style-name="Standard" style:list-style-name="L5">
      <style:text-properties officeooo:rsid="0045e002" officeooo:paragraph-rsid="0045e002"/>
    </style:style>
    <style:style style:name="P79" style:family="paragraph" style:parent-style-name="Standard" style:list-style-name="L6">
      <style:text-properties officeooo:paragraph-rsid="00185034"/>
    </style:style>
    <style:style style:name="P80" style:family="paragraph" style:parent-style-name="Standard" style:list-style-name="L10">
      <style:text-properties officeooo:paragraph-rsid="00349b92"/>
    </style:style>
    <style:style style:name="P81" style:family="paragraph" style:parent-style-name="Standard" style:list-style-name="L11">
      <style:text-properties officeooo:paragraph-rsid="003d42e4"/>
    </style:style>
    <style:style style:name="P82" style:family="paragraph" style:parent-style-name="Standard">
      <style:text-properties officeooo:paragraph-rsid="004f2c08"/>
    </style:style>
    <style:style style:name="T1" style:family="text">
      <style:text-properties fo:font-weight="normal" officeooo:rsid="00185034" style:font-weight-asian="normal" style:font-weight-complex="normal"/>
    </style:style>
    <style:style style:name="T2" style:family="text">
      <style:text-properties fo:font-weight="normal" officeooo:rsid="0018eea8" style:font-weight-asian="normal" style:font-weight-complex="normal"/>
    </style:style>
    <style:style style:name="T3" style:family="text">
      <style:text-properties fo:font-weight="normal" officeooo:rsid="0019fecf" style:font-weight-asian="normal" style:font-weight-complex="normal"/>
    </style:style>
    <style:style style:name="T4" style:family="text">
      <style:text-properties fo:font-weight="normal" officeooo:rsid="001b9997" style:font-weight-asian="normal" style:font-weight-complex="normal"/>
    </style:style>
    <style:style style:name="T5" style:family="text">
      <style:text-properties fo:font-weight="normal" officeooo:rsid="00349b92" style:font-weight-asian="normal" style:font-weight-complex="normal"/>
    </style:style>
    <style:style style:name="T6" style:family="text">
      <style:text-properties fo:font-weight="normal" officeooo:rsid="00357872" style:font-weight-asian="normal" style:font-weight-complex="normal"/>
    </style:style>
    <style:style style:name="T7" style:family="text">
      <style:text-properties fo:font-weight="normal" officeooo:rsid="00353aa2" style:font-weight-asian="normal" style:font-weight-complex="normal"/>
    </style:style>
    <style:style style:name="T8" style:family="text">
      <style:text-properties fo:font-weight="normal" officeooo:rsid="003d42e4" style:font-weight-asian="normal" style:font-weight-complex="normal"/>
    </style:style>
    <style:style style:name="T9" style:family="text">
      <style:text-properties fo:font-weight="normal" officeooo:rsid="002c7736" style:font-weight-asian="normal" style:font-weight-complex="normal"/>
    </style:style>
    <style:style style:name="T10" style:family="text">
      <style:text-properties fo:font-weight="normal" officeooo:rsid="0026383a" style:font-weight-asian="normal" style:font-weight-complex="normal"/>
    </style:style>
    <style:style style:name="T11" style:family="text">
      <style:text-properties officeooo:rsid="0018eea8"/>
    </style:style>
    <style:style style:name="T12" style:family="text">
      <style:text-properties officeooo:rsid="001aa90d"/>
    </style:style>
    <style:style style:name="T13" style:family="text">
      <style:text-properties officeooo:rsid="001b9997"/>
    </style:style>
    <style:style style:name="T14" style:family="text">
      <style:text-properties fo:font-weight="bold" officeooo:rsid="001b9997" style:font-weight-asian="bold" style:font-weight-complex="bold"/>
    </style:style>
    <style:style style:name="T15" style:family="text">
      <style:text-properties fo:font-weight="bold" officeooo:rsid="0018eea8" style:font-weight-asian="bold" style:font-weight-complex="bold"/>
    </style:style>
    <style:style style:name="T16" style:family="text">
      <style:text-properties fo:font-weight="bold" officeooo:rsid="00204c47" style:font-weight-asian="bold" style:font-weight-complex="bold"/>
    </style:style>
    <style:style style:name="T17" style:family="text">
      <style:text-properties fo:font-weight="bold" officeooo:rsid="002fc876" style:font-weight-asian="bold" style:font-weight-complex="bold"/>
    </style:style>
    <style:style style:name="T18" style:family="text">
      <style:text-properties fo:font-weight="bold" officeooo:rsid="003a7268" style:font-weight-asian="bold" style:font-weight-complex="bold"/>
    </style:style>
    <style:style style:name="T19" style:family="text">
      <style:text-properties fo:font-weight="bold" officeooo:rsid="001aa90d" style:font-weight-asian="bold" style:font-weight-complex="bold"/>
    </style:style>
    <style:style style:name="T20" style:family="text">
      <style:text-properties fo:font-weight="bold" officeooo:rsid="004f2c08" style:font-weight-asian="bold" style:font-weight-complex="bold"/>
    </style:style>
    <style:style style:name="T21" style:family="text">
      <style:text-properties officeooo:rsid="00204c47"/>
    </style:style>
    <style:style style:name="T22" style:family="text">
      <style:text-properties officeooo:rsid="0021a8e7"/>
    </style:style>
    <style:style style:name="T23" style:family="text">
      <style:text-properties officeooo:rsid="002375b2"/>
    </style:style>
    <style:style style:name="T24" style:family="text">
      <style:text-properties officeooo:rsid="00248594"/>
    </style:style>
    <style:style style:name="T25" style:family="text">
      <style:text-properties officeooo:rsid="0026383a"/>
    </style:style>
    <style:style style:name="T26" style:family="text">
      <style:text-properties officeooo:rsid="0026d7ec"/>
    </style:style>
    <style:style style:name="T27" style:family="text">
      <style:text-properties officeooo:rsid="003611fc"/>
    </style:style>
    <style:style style:name="T28" style:family="text">
      <style:text-properties officeooo:rsid="002fc876"/>
    </style:style>
    <style:style style:name="T29" style:family="text">
      <style:text-properties officeooo:rsid="00208fc1"/>
    </style:style>
    <style:style style:name="T30" style:family="text">
      <style:text-properties officeooo:rsid="0025108d"/>
    </style:style>
    <style:style style:name="T31" style:family="text">
      <style:text-properties officeooo:rsid="00245b9b"/>
    </style:style>
    <style:style style:name="T32" style:family="text">
      <style:text-properties officeooo:rsid="0028a214"/>
    </style:style>
    <style:style style:name="T33" style:family="text">
      <style:text-properties officeooo:rsid="002c2b72"/>
    </style:style>
    <style:style style:name="T34" style:family="text">
      <style:text-properties officeooo:rsid="002c7736"/>
    </style:style>
    <style:style style:name="T35" style:family="text">
      <style:text-properties officeooo:rsid="002f65f3"/>
    </style:style>
    <style:style style:name="T36" style:family="text">
      <style:text-properties officeooo:rsid="003159db"/>
    </style:style>
    <style:style style:name="T37" style:family="text">
      <style:text-properties officeooo:rsid="00349b92"/>
    </style:style>
    <style:style style:name="T38" style:family="text">
      <style:text-properties officeooo:rsid="0035c212"/>
    </style:style>
    <style:style style:name="T39" style:family="text">
      <style:text-properties officeooo:rsid="003aaa44"/>
    </style:style>
    <style:style style:name="T40" style:family="text">
      <style:text-properties officeooo:rsid="002ec0b0"/>
    </style:style>
    <style:style style:name="T41" style:family="text">
      <style:text-properties officeooo:rsid="00365ffd"/>
    </style:style>
    <style:style style:name="T42" style:family="text">
      <style:text-properties officeooo:rsid="002cec5c"/>
    </style:style>
    <style:style style:name="T43" style:family="text">
      <style:text-properties officeooo:rsid="002b01b9"/>
    </style:style>
    <style:style style:name="T44" style:family="text">
      <style:text-properties officeooo:rsid="003a2f1d"/>
    </style:style>
    <style:style style:name="T45" style:family="text">
      <style:text-properties officeooo:rsid="003a7268"/>
    </style:style>
    <style:style style:name="T46" style:family="text">
      <style:text-properties officeooo:rsid="003bd54b"/>
    </style:style>
    <style:style style:name="T47" style:family="text">
      <style:text-properties officeooo:rsid="003d42e4"/>
    </style:style>
    <style:style style:name="T48" style:family="text">
      <style:text-properties officeooo:rsid="003e712e"/>
    </style:style>
    <style:style style:name="T49" style:family="text">
      <style:text-properties officeooo:rsid="00401a02"/>
    </style:style>
    <style:style style:name="T50" style:family="text">
      <style:text-properties officeooo:rsid="00427f8b"/>
    </style:style>
    <style:style style:name="T51" style:family="text">
      <style:text-properties officeooo:rsid="002fc2ef"/>
    </style:style>
    <style:style style:name="T52" style:family="text">
      <style:text-properties officeooo:rsid="00428b1e"/>
    </style:style>
    <style:style style:name="T53" style:family="text">
      <style:text-properties officeooo:rsid="0043176a"/>
    </style:style>
    <style:style style:name="T54" style:family="text">
      <style:text-properties officeooo:rsid="004b51fe"/>
    </style:style>
    <style:style style:name="T55" style:family="text">
      <style:text-properties officeooo:rsid="004d7918"/>
    </style:style>
    <style:style style:name="T56" style:family="text">
      <style:text-properties officeooo:rsid="005078c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GH Sheep Protocol</text:p>
      <text:p text:style-name="P21">Reach out to Brian before the study and make sure the dash monitor is free!!</text:p>
      <text:p text:style-name="P21"/>
      <text:p text:style-name="P10"><text:span text:style-name="T40">M</text:span>aterials <text:span text:style-name="T50">checklist</text:span>:</text:p>
      <text:p text:style-name="P19">Book relevant materials on google calendars</text:p>
      <text:p text:style-name="P7"><text:span text:style-name="T52">C</text:span>omputational cart:</text:p>
      <text:p text:style-name="P16">- <text:span text:style-name="T52">IVUS machine</text:span></text:p>
      <text:p text:style-name="P16">- EM station</text:p>
      <text:p text:style-name="P16">- <text:span text:style-name="T52">EM emitter</text:span></text:p>
      <text:p text:style-name="P16">- <text:span text:style-name="T55">Mitra clip</text:span></text:p>
      <text:p text:style-name="P18">- Anthony lab EM tracker stand</text:p>
      <text:p text:style-name="P16">- PIM module</text:p>
      <text:p text:style-name="P16">- USB splitter</text:p>
      <text:p text:style-name="P16">- <text:span text:style-name="T52">pullback device</text:span></text:p>
      <text:p text:style-name="P16">- <text:span text:style-name="T52">pullback device power chord</text:span></text:p>
      <text:p text:style-name="P16">- <text:span text:style-name="T52">pullback device USB cable</text:span></text:p>
      <text:p text:style-name="P16">- <text:span text:style-name="T52">dash monitor cable</text:span></text:p>
      <text:p text:style-name="P16">- computer</text:p>
      <text:p text:style-name="P16">- computer monitor facing out</text:p>
      <text:p text:style-name="P16">- computer charger</text:p>
      <text:p text:style-name="P16">- frame grabber</text:p>
      <text:p text:style-name="P17">- optional: frame grabber for fluoro</text:p>
      <text:p text:style-name="P16">- mouse</text:p>
      <text:p text:style-name="P16">- keyboard</text:p>
      <text:p text:style-name="P16">- <text:span text:style-name="T41">supply boxes</text:span></text:p>
      <text:p text:style-name="P16">- <text:span text:style-name="T39">dash monitor</text:span></text:p>
      <text:p text:style-name="P16">- <text:span text:style-name="T52">camera</text:span></text:p>
      <text:p text:style-name="P16">- <text:span text:style-name="T52">camera stand</text:span></text:p>
      <text:p text:style-name="P16">- <text:span text:style-name="T52">iPhone stand</text:span></text:p>
      <text:p text:style-name="P16"/>
      <text:p text:style-name="P6">supplies:</text:p>
      <text:p text:style-name="P24">- <text:span text:style-name="T28">printed protocol</text:span></text:p>
      <text:p text:style-name="P29">- barbell weights</text:p>
      <text:p text:style-name="P24">- IVUS <text:span text:style-name="T29">+ EM </text:span>catheters</text:p>
      <text:p text:style-name="P26">- steerable EM catheter</text:p>
      <text:p text:style-name="P26">- <text:span text:style-name="T30">steerable catheter</text:span></text:p>
      <text:p text:style-name="P24">- <text:span text:style-name="T29">computer monitor</text:span></text:p>
      <text:p text:style-name="P24">- <text:span text:style-name="T29">guiding catheters</text:span></text:p>
      <text:p text:style-name="P24">- <text:span text:style-name="T29">dryseal</text:span></text:p>
      <text:p text:style-name="P24">- <text:span text:style-name="T29">dilators</text:span></text:p>
      <text:p text:style-name="P24">- <text:span text:style-name="T29">hemostatic valve</text:span></text:p>
      <text:p text:style-name="P26">- guidewire<text:span text:style-name="T30">s</text:span></text:p>
      <text:p text:style-name="P26">- contrast agent</text:p>
      <text:p text:style-name="P30">- saline</text:p>
      <text:p text:style-name="P26">- puffing catheters</text:p>
      <text:p text:style-name="P26">- <text:span text:style-name="T31">surgical drapes</text:span></text:p>
      <text:p text:style-name="P27">- ECG electrodes</text:p>
      <text:p text:style-name="P15">- <text:span text:style-name="T27">syringes for contrast agent injection</text:span></text:p>
      <text:p text:style-name="P24"/>
      <text:p text:style-name="P28"><text:soft-page-break/></text:p>
      <text:p text:style-name="P25"/>
      <text:p text:style-name="P12">Room Setup:</text:p>
      <text:p text:style-name="P11"/>
      <text:p text:style-name="P11"><text:span text:style-name="T52">E</text:span><text:span text:style-name="T51">lectronics </text:span>setup:</text:p>
      <text:p text:style-name="P25">- setup power strip</text:p>
      <text:p text:style-name="P25">- <text:span text:style-name="T51">power on IVUS</text:span></text:p>
      <text:p text:style-name="P25">- <text:span text:style-name="T51">set up EM emitter stand, power on EM station</text:span></text:p>
      <text:p text:style-name="P32">- plug in computer charger and usb-splitter</text:p>
      <text:p text:style-name="P15"/>
      <text:p text:style-name="P8">Pullback device setup:</text:p>
      <text:list xml:id="list1786540878" text:style-name="L1">
        <text:list-item>
          <text:p text:style-name="P34">Ask staff if MGH dash monitor can be used for monitoring ECG </text:p>
        </text:list-item>
        <text:list-item>
          <text:p text:style-name="P66">setup pullback device on tripod</text:p>
        </text:list-item>
        <text:list-item>
          <text:p text:style-name="P66">connect ECG electrodes to dash monitor</text:p>
        </text:list-item>
        <text:list-item>
          <text:p text:style-name="P67">connect ECG electrodes to animal</text:p>
        </text:list-item>
        <text:list-item>
          <text:p text:style-name="P36">connect dash monitor to pullback device</text:p>
        </text:list-item>
      </text:list>
      <text:p text:style-name="P3"/>
      <text:p text:style-name="P1">Personnel:</text:p>
      <text:list xml:id="list2003814122" text:style-name="L2">
        <text:list-item>
          <text:p text:style-name="P68">Tom – running ultrasound platform</text:p>
        </text:list-item>
        <text:list-item>
          <text:p text:style-name="P68">Brian – <text:span text:style-name="T11">performing procedure</text:span></text:p>
        </text:list-item>
        <text:list-item>
          <text:p text:style-name="P68">Diego – repositioning fluoro machine, <text:span text:style-name="T50">hand off of tools</text:span></text:p>
        </text:list-item>
      </text:list>
      <text:p text:style-name="Standard"/>
      <text:p text:style-name="P4">EM tracker stand setup:</text:p>
      <text:list xml:id="list3482355080" text:style-name="L3">
        <text:list-item>
          <text:p text:style-name="P69">Position EM tracker at level of pig’s abdomen (where we want tracking to be most accurate)</text:p>
        </text:list-item>
        <text:list-item>
          <text:p text:style-name="P69">Place a barbell on EM tracker stand</text:p>
        </text:list-item>
        <text:list-item>
          <text:p text:style-name="P70">Give warning to team and animal facility staff not to move EM tracker stand</text:p>
        </text:list-item>
      </text:list>
      <text:p text:style-name="Standard"/>
      <text:p text:style-name="P2">Camera setup:</text:p>
      <text:list xml:id="list2350858047" text:style-name="L4">
        <text:list-item>
          <text:p text:style-name="P74">Ensure iPhone is set to record at 60fps</text:p>
        </text:list-item>
        <text:list-item>
          <text:p text:style-name="P74">Ensure fluoro machine is in record mode / connect a frame grabber</text:p>
        </text:list-item>
        <text:list-item>
          <text:p text:style-name="P74">Station camera with view of operator, C-arm, ultrasound <text:span text:style-name="T24">3D </text:span>display, <text:span text:style-name="T25">ECG signal, pullback device,</text:span> <text:span text:style-name="T24">and possibly EM tracker stand</text:span> </text:p>
        </text:list-item>
        <text:list-item>
          <text:p text:style-name="P75">station other camera / iPhone to record fluoro screen</text:p>
        </text:list-item>
      </text:list>
      <text:p text:style-name="P23"/>
      <text:p text:style-name="P31"><text:span text:style-name="T18">C</text:span><text:span text:style-name="T17">omputer setup:</text:span></text:p>
      <text:list xml:id="list1401160322" text:style-name="L5">
        <text:list-item>
          <text:p text:style-name="P76"><text:span text:style-name="T28">ensure correct calibration </text:span><text:span text:style-name="T44">file</text:span><text:span text:style-name="T28"> loaded </text:span><text:span text:style-name="T44">for catheter</text:span></text:p>
        </text:list-item>
        <text:list-item>
          <text:p text:style-name="P77">ensure correct ML model loaded</text:p>
        </text:list-item>
        <text:list-item>
          <text:p text:style-name="P76"><text:span text:style-name="T43">presave data directories </text:span><text:span text:style-name="T42">on computer</text:span></text:p>
        </text:list-item>
        <text:list-item>
          <text:p text:style-name="P76"><text:span text:style-name="T42">activate frame grabber, ensure aortascope workin</text:span><text:span text:style-name="T44">g</text:span></text:p>
        </text:list-item>
        <text:list-item>
          <text:p text:style-name="P78">(optional) connect frame grabber to fluoro machin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2">Protocol:</text:p>
      <text:p text:style-name="P33"/>
      <text:p text:style-name="P1">Gaining access:</text:p>
      <text:list xml:id="list3212707527" text:style-name="L6">
        <text:list-item>
          <text:p text:style-name="P37">Use vessel puncture kit to gain femoral access</text:p>
        </text:list-item>
        <text:list-item>
          <text:p text:style-name="P38">Feed 0.014” wire in (compatible with steerable system) </text:p>
        </text:list-item>
        <text:list-item>
          <text:p text:style-name="P42">Exchange <text:span text:style-name="T13">puncture kit</text:span> for 16Fr dilator inside a 16Fr sheath</text:p>
          <text:list>
            <text:list-item>
              <text:p text:style-name="P79"><text:span text:style-name="T1">if that won’t go into the vessel, try 12 Fr (though won’t be able to use steerable system or 0.035” from that point on</text:span><text:span text:style-name="T3">)</text:span></text:p>
            </text:list-item>
          </text:list>
        </text:list-item>
        <text:list-item>
          <text:p text:style-name="P42">Remove 16Fr dilator</text:p>
        </text:list-item>
        <text:list-item>
          <text:p text:style-name="P38">Feed in IVUS 0.018” over 0.014” wire</text:p>
        </text:list-item>
        <text:list-item>
          <text:p text:style-name="P38">Check initial imaging quality and tune gains as necessary</text:p>
          <text:list>
            <text:list-item>
              <text:p text:style-name="P79"><text:span text:style-name="T1">If vessel diameter too </text:span><text:span text:style-name="T2">big at first glance</text:span><text:span text:style-name="T1">, switch to 0.035” IVUS inside 16Fr only </text:span><text:span text:style-name="T4">for rest of the study</text:span><text:span text:style-name="T1"> – will not be able to use steerable sheath but may </text:span><text:span text:style-name="T4">still be ok in a sheep</text:span></text:p>
            </text:list-item>
          </text:list>
        </text:list-item>
        <text:list-item>
          <text:p text:style-name="P43">Push the catheter up to the base of the aortic arch, and do a quick pullback data collection of the abdominal aorta to ensure at least one dataset gets collected – see if the registration quality is good enough</text:p>
        </text:list-item>
      </text:list>
      <text:p text:style-name="P14"/>
      <text:p text:style-name="P3"><text:span text:style-name="T12">N</text:span>avigating aortic arch – approach 1 (easy approach) – <text:span text:style-name="T21">use precurved guiding catheter</text:span></text:p>
      <text:list xml:id="list1809229963" text:style-name="L7">
        <text:list-item>
          <text:p text:style-name="P44">Feed a guiding catheter over the wire and navigate it up to the base of the aortic arch</text:p>
        </text:list-item>
        <text:list-item>
          <text:p text:style-name="P44">Using fluoroscopy as guidance, rotate the guiding catheter to point in the direction of the aortic arch and pass an 0.018” or 0.014” wire through until it reaches the base of the aortic root</text:p>
          <text:list>
            <text:list-item>
              <text:p text:style-name="P45">inject a puff of contrast if aortic root direction is unclear, <text:span text:style-name="T35">take a picture </text:span><text:span text:style-name="T36">for paper</text:span></text:p>
            </text:list-item>
          </text:list>
        </text:list-item>
        <text:list-item>
          <text:p text:style-name="P48">Remove the guiding catheter</text:p>
        </text:list-item>
        <text:list-item>
          <text:p text:style-name="P48">Test to see if the IVUS catheter can be feed around the aortic arch with minimal force without entering the head branches</text:p>
        </text:list-item>
      </text:list>
      <text:p text:style-name="P49"/>
      <text:p text:style-name="P82"><text:span text:style-name="T19">N</text:span><text:span text:style-name="T14">avigating aortic arch – approach </text:span><text:span text:style-name="T20">2</text:span><text:span text:style-name="T14"> (easy approach) – </text:span><text:span text:style-name="T16">use </text:span><text:span text:style-name="T20">Mitra Clip</text:span></text:p>
      <text:list xml:id="list183354653581696" text:continue-numbering="true" text:style-name="L7">
        <text:list-item>
          <text:p text:style-name="P65">Push dryseal sheath up to base of aortic arch</text:p>
        </text:list-item>
        <text:list-item>
          <text:p text:style-name="P65">Deploy mitra clip from sheath and steer around arch, or feed wire out of mitra clip if you have to after point in right direction <text:span text:style-name="T56">(take video of mitra clip navigation)</text:span></text:p>
        </text:list-item>
        <text:list-item>
          <text:p text:style-name="P65">Feed IVUS through and retract mitra clip</text:p>
        </text:list-item>
        <text:list-item>
          <text:p text:style-name="P65">Retract everything together during the pullback</text:p>
        </text:list-item>
      </text:list>
      <text:list xml:id="list183354013451386" text:continue-list="list3212707527" text:style-name="L6">
        <text:list-item>
          <text:list>
            <text:list-header>
              <text:p text:style-name="P42"/>
            </text:list-header>
          </text:list>
        </text:list-item>
      </text:list>
      <text:p text:style-name="P22"><text:span text:style-name="T14">Navigating aortic arch – approach 2</text:span><text:span text:style-name="T15"> </text:span><text:span text:style-name="T14">(if approach 1 doesn’t work) – </text:span><text:span text:style-name="T16">use steerable catheter</text:span></text:p>
      <text:list xml:id="list183353887135599" text:continue-numbering="true" text:style-name="L6">
        <text:list-item>
          <text:p text:style-name="P38">Remove IVUS 0.018”</text:p>
        </text:list-item>
        <text:list-item>
          <text:p text:style-name="P38">Feed 12 Fr sheath over 0.014” inside 16Fr sheath</text:p>
        </text:list-item>
        <text:list-item>
          <text:p text:style-name="P38">Navigate 0.014” wire around aortic arch</text:p>
        </text:list-item>
        <text:list-item>
          <text:p text:style-name="P38">Feed steerable catheter over 0.014” inside 12Fr</text:p>
        </text:list-item>
        <text:list-item>
          <text:p text:style-name="P38">Navigate steerable system around aortic arch by having <text:s/>it follow the wire</text:p>
        </text:list-item>
        <text:list-item>
          <text:p text:style-name="P38">Once the steerable system is at the aortic root, bend the 12Fr sheath around the arch by pushing it over the steerable system</text:p>
        </text:list-item>
        <text:list-item>
          <text:p text:style-name="P38">Once sheath is at aortic root, remove the steerable inner component</text:p>
        </text:list-item>
        <text:list-item>
          <text:p text:style-name="P50">Feed IVUS up through the sheath</text:p>
        </text:list-item>
      </text:list>
      <text:p text:style-name="P13"/>
      <text:p text:style-name="P2">Pullback <text:span text:style-name="T22">(repeat for each dataset collection)</text:span>:</text:p>
      <text:list xml:id="list2205610061" text:style-name="L8">
        <text:list-item>
          <text:p text:style-name="P52">Ensure gating <text:span text:style-name="T37">is</text:span> on and other yaml parameters look correct, <text:span text:style-name="T53">check whether fluoro arm creates EM interference (when both on and off)</text:span></text:p>
        </text:list-item>
        <text:list-item>
          <text:p text:style-name="P71"><text:soft-page-break/>Remind staff in room not to touch EM tracker stand <text:span text:style-name="T23">from this point onwards</text:span></text:p>
        </text:list-item>
        <text:list-item>
          <text:p text:style-name="P53">Create <text:span text:style-name="T33">an empty dataset folder for pullback data and load preop data into it</text:span></text:p>
        </text:list-item>
        <text:list-item>
          <text:p text:style-name="P53"><text:span text:style-name="T45">Plug IVUS catheter in and e</text:span>nsure adequate ultrasound imaging quality <text:span text:style-name="T33">before recording </text:span><text:span text:style-name="T45">and that catheter is outside the sheath</text:span></text:p>
        </text:list-item>
        <text:list-item>
          <text:p text:style-name="P39"><text:span text:style-name="T32">Start recording with (1) </text:span>camera <text:span text:style-name="T32">in room, (2) <text:s/>screen recording, (3) click ‘start recording’ in aortascope, and (4) click start pullback dev</text:span><text:span text:style-name="T33">i</text:span><text:span text:style-name="T32">ce in that order</text:span></text:p>
        </text:list-item>
        <text:list-item>
          <text:p text:style-name="P54"><text:span text:style-name="T34">(for one experiment) </text:span>Take a picture and video of OR setup that includes – EM tracker stand, C-arm, ECG signal, pullback device, operator, ultrasound 3D display</text:p>
        </text:list-item>
        <text:list-item>
          <text:p text:style-name="P53">Pull to the end of the distal abdominal aorta <text:span text:style-name="T33">smoothly and continuously, (1) click ‘save data’, then (2) ‘stop pullback device’.</text:span></text:p>
          <text:list>
            <text:list-item>
              <text:p text:style-name="P51">If you used the steerable system, pull the whole system back together <text:span text:style-name="T46">(catheter + sheath) </text:span>with no relative displacement between the components</text:p>
            </text:list-item>
          </text:list>
        </text:list-item>
        <text:list-item>
          <text:p text:style-name="P46">Flush IVUS catheter with saline</text:p>
          <text:p text:style-name="P73"/>
        </text:list-item>
      </text:list>
      <text:p text:style-name="P8">Registration contingency plans</text:p>
      <text:list xml:id="list461715717" text:style-name="L9">
        <text:list-item>
          <text:p text:style-name="P35">Have deformation registration directory also open for troubleshooting</text:p>
        </text:list-item>
        <text:list-item>
          <text:p text:style-name="P35">Redo pullback</text:p>
        </text:list-item>
        <text:list-item>
          <text:p text:style-name="P35">Record transform data and use IVUS mapping only (superimpose CT scan later)</text:p>
        </text:list-item>
        <text:list-item>
          <text:p text:style-name="P35">Branch click function</text:p>
        </text:list-item>
        <text:list-item>
          <text:p text:style-name="P35">Repeat with abdominal registration</text:p>
        </text:list-item>
        <text:list-item>
          <text:p text:style-name="P35">Repeat with refine registration if arch map was good</text:p>
        </text:list-item>
        <text:list-item>
          <text:p text:style-name="P56">Try just running registration again</text:p>
        </text:list-item>
        <text:list-item>
          <text:p text:style-name="P56">Load a different ML model – <text:span text:style-name="T54">you can click replay dataset</text:span></text:p>
        </text:list-item>
        <text:list-item>
          <text:p text:style-name="P57">Try running viterbi, nearest neighbour, and fenfit</text:p>
        </text:list-item>
        <text:list-item>
          <text:p text:style-name="P35">Turn gating on</text:p>
        </text:list-item>
      </text:list>
      <text:p text:style-name="P2"/>
      <text:p text:style-name="P2">Side branch navigation:</text:p>
      <text:list xml:id="list2363797354" text:style-name="L10">
        <text:list-item>
          <text:p text:style-name="P58">Turn ‘record_poses’ parameter on</text:p>
        </text:list-item>
        <text:list-item>
          <text:p text:style-name="P47">Remove IVUS catheter and guidewire </text:p>
        </text:list-item>
        <text:list-item>
          <text:p text:style-name="P59">Position the catheter so that it includes a view of all abdominal branches and the distal abdominal aorta, use contrast as needed</text:p>
        </text:list-item>
        <text:list-item>
          <text:p text:style-name="P72">Remind staff in room not to touch EM tracker stand </text:p>
        </text:list-item>
        <text:list-item>
          <text:p text:style-name="P60">Plug in steerable catheter, launch AortaScope, switch endoscopic view</text:p>
        </text:list-item>
        <text:list-item>
          <text:p text:style-name="P60">Navigate to bottom of distal abdominal aorta, just above the femorals</text:p>
        </text:list-item>
        <text:list-item>
          <text:p text:style-name="P40"><text:span text:style-name="T32">Start recording with (1) </text:span>camera <text:span text:style-name="T32">in room, (2) <text:s/>screen recording</text:span></text:p>
        </text:list-item>
        <text:list-item>
          <text:p text:style-name="P60">Start the clock – interventionalist attempts to cannulate Celiac, SMA, LRA, and RRA as quickly as possible from top to bottom</text:p>
          <text:list>
            <text:list-item>
              <text:p text:style-name="P60">Ultrasound view is continuously manipulated to be at 90 degrees to the vessel for clear side view</text:p>
            </text:list-item>
            <text:list-item>
              <text:p text:style-name="P41">perform a shot of fluoroscopy to verify successful cannulation <text:span text:style-name="T26">(quick puff of contrast </text:span><text:span text:style-name="T49">through the steerable catheter</text:span><text:span text:style-name="T38"> </text:span><text:span text:style-name="T26">on ONE of the cannulations, </text:span><text:span text:style-name="T38">taking a video </text:span><text:span text:style-name="T48">while doing so</text:span><text:span text:style-name="T26">)</text:span></text:p>
            </text:list-item>
            <text:list-item>
              <text:p text:style-name="P60">Record time each time a vessel is cannulated, pausing timer when cannulation has been verified to reset (use ‘lap’ function on iPhone and take screenshot at end of study)</text:p>
            </text:list-item>
            <text:list-item>
              <text:p text:style-name="P61">Record the fluoro use time for each vessel</text:p>
            </text:list-item>
            <text:list-item>
              <text:p text:style-name="P60">Record time in datasheet when 90 degree view of the next vessel is achieved</text:p>
            </text:list-item>
          </text:list>
        </text:list-item>
        <text:list-item>
          <text:p text:style-name="P55"><text:span text:style-name="T34">(for one experiment) </text:span>Take a picture and video of OR setup that includes – EM tracker stand, C-arm, ECG signal, pullback device, operator, ultrasound 3D display</text:p>
        </text:list-item>
        <text:list-item>
          <text:p text:style-name="P63">Flush steerable catheter with saline <text:span text:style-name="T47">after each experiment</text:span></text:p>
        </text:list-item>
        <text:list-item>
          <text:p text:style-name="P80"><text:soft-page-break/><text:span text:style-name="T5">(when</text:span><text:span text:style-name="T6">ever</text:span><text:span text:style-name="T5"> CAC approved / </text:span><text:span text:style-name="T6">ex vivo</text:span><text:span text:style-name="T5">) </text:span><text:span text:style-name="T6">on the last cannulated vessel, </text:span><text:span text:style-name="T5">feed balloon stent (Medtronic Integrity) over cannulated wire and </text:span><text:span text:style-name="T7">deploy <text:s/>under fluoro, recording fluoro screen as you navigate stent and deploy – inject a puff of contrast after if possible</text:span></text:p>
        </text:list-item>
      </text:list>
      <text:p text:style-name="P1"/>
      <text:p text:style-name="P5">Fluoro comparison</text:p>
      <text:list xml:id="list3400396018" text:style-name="L11">
        <text:list-item>
          <text:p text:style-name="P62">Leave fluoro machine in same spot</text:p>
        </text:list-item>
        <text:list-item>
          <text:p text:style-name="P62">Using same catheter, attempt to cannulate all vessels beginning at the distal abdominal aorta</text:p>
        </text:list-item>
        <text:list-item>
          <text:p text:style-name="P62">Rotate C-arm as necessary, including rotation in required cannulation time</text:p>
        </text:list-item>
        <text:list-item>
          <text:p text:style-name="P62">Record the fluoro use time for each vessel</text:p>
        </text:list-item>
        <text:list-item>
          <text:p text:style-name="P81"><text:span text:style-name="T9">(for one experiment) </text:span><text:span text:style-name="T10">Take </text:span><text:span text:style-name="T8">video of surgeon rotating C-arm to gain 90 degree view of vessel while trying to cannulate and injecting contrast at same time</text:span></text:p>
        </text:list-item>
      </text:list>
      <text:p text:style-name="P1"/>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9-02T17:21:14.245090275</meta:creation-date>
    <meta:generator>LibreOffice/6.4.7.2$Linux_X86_64 LibreOffice_project/40$Build-2</meta:generator>
    <dc:date>2025-09-15T18:33:53.164952093</dc:date>
    <meta:editing-duration>PT2H10M17S</meta:editing-duration>
    <meta:editing-cycles>54</meta:editing-cycles>
    <meta:document-statistic meta:table-count="0" meta:image-count="0" meta:object-count="0" meta:page-count="5" meta:paragraph-count="154" meta:word-count="1425" meta:character-count="8072" meta:non-whitespace-character-count="6862"/>
  </office:meta>
</office:document-meta>
</file>